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4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0" calcext:value-type="currency" table:number-columns-spanned="2" table:number-rows-spanned="2">
            <text:p>$13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3-01" calcext:value-type="date">
            <text:p>03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2-08" calcext:value-type="date">
            <text:p>02/08/26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6-02-22" calcext:value-type="date">
            <text:p>02/22/26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2-15T14:56:36.159183751</dc:date>
    <meta:editing-duration>PT3H20M38S</meta:editing-duration>
    <meta:editing-cycles>63</meta:editing-cycles>
    <meta:generator>LibreOffice/7.4.7.2$Linux_AARCH64 LibreOffice_project/40$Build-2</meta:generator>
    <meta:document-statistic meta:table-count="1" meta:cell-count="55" meta:object-count="1"/>
  </office:meta>
</office:document-meta>
</file>